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120000001205B15C3F.gif" manifest:media-type="image/gif"/>
  <manifest:file-entry manifest:full-path="Pictures/10000201000001630000004E0223B64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cm" fo:margin-right="0cm" fo:line-height="100%" fo:text-align="end" style:justify-single-word="false" fo:text-indent="0cm" style:auto-text-indent="false" style:page-number="auto"/>
      <style:text-properties officeooo:paragraph-rsid="000ba942"/>
    </style:style>
    <style:style style:name="P2" style:family="paragraph" style:parent-style-name="Text_20_body">
      <style:text-properties officeooo:rsid="0008f14c" officeooo:paragraph-rsid="000a6a4b"/>
    </style:style>
    <style:style style:name="P3" style:family="paragraph" style:parent-style-name="Title">
      <style:text-properties fo:color="#0088cc" style:font-name="Segoe UI" fo:text-shadow="1pt 1pt" style:text-underline-style="none" fo:font-weight="bold" officeooo:rsid="0008f14c" officeooo:paragraph-rsid="0008f14c" style:font-weight-asian="bold" style:font-weight-complex="bold"/>
    </style:style>
    <style:style style:name="P4" style:family="paragraph" style:parent-style-name="Heading_20_1">
      <style:text-properties officeooo:rsid="00143943" officeooo:paragraph-rsid="00143943"/>
    </style:style>
    <style:style style:name="P5" style:family="paragraph">
      <style:text-properties officeooo:rsid="00143943" officeooo:paragraph-rsid="00143943"/>
    </style:style>
    <style:style style:name="P6" style:family="paragraph" style:parent-style-name="Text_20_body">
      <style:paragraph-properties fo:widows="1"/>
      <style:text-properties fo:font-variant="normal" fo:text-transform="none" fo:letter-spacing="normal" fo:font-style="normal" fo:font-weight="normal" officeooo:rsid="00143943" officeooo:paragraph-rsid="00143943"/>
    </style:style>
    <style:style style:name="P7" style:family="paragraph" style:parent-style-name="Text_20_body">
      <style:text-properties officeooo:rsid="00143943" officeooo:paragraph-rsid="00143943"/>
    </style:style>
    <style:style style:name="P8" style:family="paragraph" style:parent-style-name="Text_20_body">
      <style:text-properties officeooo:paragraph-rsid="00143943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Preformatted_20_Text">
      <style:paragraph-properties fo:widows="1"/>
      <style:text-properties fo:font-variant="normal" fo:text-transform="none" fo:letter-spacing="normal" fo:font-style="normal" fo:font-weight="normal" officeooo:rsid="000a6a4b" officeooo:paragraph-rsid="00143943"/>
    </style:style>
    <style:style style:name="P11" style:family="paragraph" style:parent-style-name="Preformatted_20_Text">
      <style:paragraph-properties fo:widows="1"/>
      <style:text-properties fo:font-variant="normal" fo:text-transform="none" fo:letter-spacing="normal" fo:font-style="normal" fo:font-weight="normal" officeooo:paragraph-rsid="00143943"/>
    </style:style>
    <style:style style:name="P12" style:family="paragraph" style:parent-style-name="Preformatted_20_Text">
      <style:paragraph-properties fo:widows="1"/>
      <style:text-properties fo:font-variant="normal" fo:text-transform="none" fo:color="#595979" fo:letter-spacing="normal" fo:font-style="normal" fo:font-weight="normal" officeooo:paragraph-rsid="00143943"/>
    </style:style>
    <style:style style:name="P13" style:family="paragraph" style:parent-style-name="Preformatted_20_Text">
      <style:paragraph-properties fo:widows="1"/>
      <style:text-properties fo:font-variant="normal" fo:text-transform="none" fo:color="#200080" fo:letter-spacing="normal" fo:font-style="normal" fo:font-weight="bold" officeooo:rsid="00143943" officeooo:paragraph-rsid="00143943"/>
    </style:style>
    <style:style style:name="P14" style:family="paragraph" style:parent-style-name="Preformatted_20_Text">
      <style:paragraph-properties fo:widows="1"/>
      <style:text-properties fo:font-variant="normal" fo:text-transform="none" fo:color="#200080" fo:letter-spacing="normal" fo:font-style="normal" fo:font-weight="bold" officeooo:paragraph-rsid="00143943"/>
    </style:style>
    <style:style style:name="P15" style:family="paragraph" style:parent-style-name="Preformatted_20_Text">
      <style:paragraph-properties fo:widows="1"/>
      <style:text-properties officeooo:paragraph-rsid="00143943"/>
    </style:style>
    <style:style style:name="P16" style:family="paragraph" style:parent-style-name="Preformatted_20_Text">
      <style:text-properties officeooo:rsid="00143943" officeooo:paragraph-rsid="00143943"/>
    </style:style>
    <style:style style:name="P17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595979" fo:letter-spacing="normal" fo:font-style="normal" fo:font-weight="normal" officeooo:paragraph-rsid="00143943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end"/>
    </style:style>
    <style:style style:name="P21" style:family="paragraph">
      <style:paragraph-properties fo:text-align="end"/>
    </style:style>
    <style:style style:name="T1" style:family="text">
      <style:text-properties style:font-name="Liberation Serif" fo:font-size="14pt" fo:font-style="normal" fo:font-weight="normal" style:font-size-asian="14pt" style:font-style-asian="normal" style:font-weight-asian="normal"/>
    </style:style>
    <style:style style:name="T2" style:family="text">
      <style:text-properties style:font-name="Liberation Serif" fo:font-size="14pt" style:font-size-asian="14pt"/>
    </style:style>
    <style:style style:name="T3" style:family="text">
      <style:text-properties officeooo:rsid="00143943"/>
    </style:style>
    <style:style style:name="T4" style:family="text">
      <style:text-properties fo:color="#200080" fo:font-weight="bold"/>
    </style:style>
    <style:style style:name="T5" style:family="text">
      <style:text-properties fo:color="#308080"/>
    </style:style>
    <style:style style:name="T6" style:family="text">
      <style:text-properties fo:color="#1060b6"/>
    </style:style>
    <style:style style:name="T7" style:family="text">
      <style:text-properties fo:color="#007d4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style-asian="normal" style:font-style-complex="normal"/>
    </style:style>
    <style:style style:name="T11" style:family="text">
      <style:text-properties fo:color="#7779bb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2" svg:x="14.753cm" svg:y="5.708cm" svg:width="0.476cm" svg:height="0.476cm" draw:z-index="25">
        <draw:image xlink:href="Pictures/10000200000000120000001205B15C3F.gif" xlink:type="simple" xlink:show="embed" xlink:actuate="onLoad"/>
      </draw:frame>
      <draw:frame draw:style-name="fr2" draw:name="Image2" text:anchor-type="page" text:anchor-page-number="3" svg:x="14.753cm" svg:y="5.708cm" svg:width="0.476cm" svg:height="0.476cm" draw:z-index="26">
        <draw:image xlink:href="Pictures/10000200000000120000001205B15C3F.gif" xlink:type="simple" xlink:show="embed" xlink:actuate="onLoad"/>
      </draw:frame>
      <draw:frame draw:style-name="fr2" draw:name="Image4" text:anchor-type="page" text:anchor-page-number="4" svg:x="14.753cm" svg:y="5.708cm" svg:width="0.476cm" svg:height="0.476cm" draw:z-index="27">
        <draw:image xlink:href="Pictures/10000200000000120000001205B15C3F.gif" xlink:type="simple" xlink:show="embed" xlink:actuate="onLoad"/>
      </draw:frame>
      <draw:frame draw:style-name="fr2" draw:name="Image5" text:anchor-type="page" text:anchor-page-number="5" svg:x="14.753cm" svg:y="5.708cm" svg:width="0.476cm" svg:height="0.476cm" draw:z-index="28">
        <draw:image xlink:href="Pictures/10000200000000120000001205B15C3F.gif" xlink:type="simple" xlink:show="embed" xlink:actuate="onLoad"/>
      </draw:frame>
      <draw:frame draw:style-name="fr2" draw:name="Image6" text:anchor-type="page" text:anchor-page-number="5" svg:x="11.093cm" svg:y="9.83cm" svg:width="0.476cm" svg:height="0.476cm" draw:z-index="29">
        <draw:image xlink:href="Pictures/10000200000000120000001205B15C3F.gif" xlink:type="simple" xlink:show="embed" xlink:actuate="onLoad"/>
      </draw:frame>
      <text:p text:style-name="P3"><text:span text:style-name="T3">Database creation scripts / LangLib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215_300458805" text:style-name="Index_20_Link" text:visited-style-name="Index_20_Link">MySQL server<text:tab/>2</text:a></text:p>
          <text:p text:style-name="P9"><text:a xlink:type="simple" xlink:href="#__RefHeading___Toc401_585974467" text:style-name="Index_20_Link" text:visited-style-name="Index_20_Link">PostgreSQL server<text:tab/>3</text:a></text:p>
          <text:p text:style-name="P9"><text:a xlink:type="simple" xlink:href="#__RefHeading___Toc403_585974467" text:style-name="Index_20_Link" text:visited-style-name="Index_20_Link">Microsoft SQL server<text:tab/>4</text:a></text:p>
          <text:p text:style-name="P9"><text:a xlink:type="simple" xlink:href="#__RefHeading___Toc405_585974467" text:style-name="Index_20_Link" text:visited-style-name="Index_20_Link">SQLite database<text:tab/>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<text:bookmark-start text:name="__RefHeading___Toc215_300458805"/><text:soft-page-break/>MySQL server<text:bookmark-end text:name="__RefHeading___Toc215_300458805"/></text:h>
      <text:p text:style-name="P7">It's recommended that you replace the password to something else than <text:span text:style-name="T8">'VPKSoft'</text:span><text:span text:style-name="T9"> and by the way, I'm not that much of an idiot to use that password for anything than testing <text:s text:c="5"/>...</text:span></text:p>
      <text:p text:style-name="P8"/>
      <text:p text:style-name="P12">-- MySQL server ------------------------------------------</text:p>
      <text:p text:style-name="P11"><text:span text:style-name="T4">CREATE</text:span> <text:span text:style-name="T4">DATABASE</text:span> lang <text:span text:style-name="T4">CHARACTER</text:span> <text:span text:style-name="T4">SET</text:span> utf8<text:span text:style-name="T5">;</text:span></text:p>
      <text:p text:style-name="P10"><text:span text:style-name="T4">GRANT</text:span> <text:span text:style-name="T4">ALL</text:span> <text:span text:style-name="T4">PRIVILEGES</text:span> <text:span text:style-name="T4">ON</text:span> lang<text:span text:style-name="T5">.*</text:span> <text:span text:style-name="T4">TO</text:span> <text:span text:style-name="T6">'lang_lib'</text:span><text:span text:style-name="T7">@</text:span><text:span text:style-name="T6">'localhost'</text:span> <text:span text:style-name="T4">IDENTIFIED</text:span> <text:span text:style-name="T4">BY</text:span> <text:span text:style-name="T6">'VPKSoft'</text:span><text:span text:style-name="T5">;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h text:style-name="P4" text:outline-level="1"><text:bookmark-start text:name="__RefHeading___Toc401_585974467"/><text:soft-page-break/>PostgreSQL server<text:bookmark-end text:name="__RefHeading___Toc401_585974467"/></text:h>
      <text:p text:style-name="P7">It's recommended that you replace the password to something else than <text:span text:style-name="T8">'VPKSoft'</text:span><text:span text:style-name="T9"> and by the way, I'm not that much of an idiot to use that password for anything than testing <text:s text:c="5"/>…</text:span></text:p>
      <text:p text:style-name="P7"><text:span text:style-name="T9"/></text:p>
      <text:p text:style-name="P12">-- PostgreSQL server -------------------------------------</text:p>
      <text:p text:style-name="P11"><text:span text:style-name="T4">CREATE</text:span> <text:span text:style-name="T4">ROLE</text:span> langlib_user LOGIN ENCRYPTED <text:span text:style-name="T4">PASSWORD</text:span> <text:span text:style-name="T6">'VPKSoft'</text:span> NOINHERIT VALID <text:span text:style-name="T4">UNTIL</text:span> <text:span text:style-name="T6">'infinity'</text:span><text:span text:style-name="T5">;</text:span></text:p>
      <text:p text:style-name="P10"><text:span text:style-name="T4">CREATE</text:span><text:span text:style-name="T5"> </text:span><text:span text:style-name="T4">DATABASE</text:span><text:span text:style-name="T5"> lang </text:span><text:span text:style-name="T4">WITH</text:span><text:span text:style-name="T5"> ENCODING=</text:span><text:span text:style-name="T6">'UTF8'</text:span><text:span text:style-name="T5"> OWNER=langlib_user;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h text:style-name="P4" text:outline-level="1"><text:bookmark-start text:name="__RefHeading___Toc403_585974467"/><text:soft-page-break/>Microsoft SQL server<text:bookmark-end text:name="__RefHeading___Toc403_585974467"/></text:h>
      <text:p text:style-name="P6">It's recommended that you replace the password to something else than <text:span text:style-name="T8">'VPKSoft'</text:span><text:span text:style-name="T10"> and by the way, I'm not that much of an idiot to use that password for anything than testing <text:s text:c="5"/>…</text:span></text:p>
      <text:p text:style-name="P6"><text:span text:style-name="T10"/></text:p>
      <text:p text:style-name="P12">-- Microsoft SQL Server script --------------------------</text:p>
      <text:p text:style-name="P11"><text:span text:style-name="T4">USE</text:span> <text:span text:style-name="T5">[</text:span><text:span text:style-name="T4">master</text:span><text:span text:style-name="T5">]</text:span></text:p>
      <text:p text:style-name="P14">GO</text:p>
      <text:p text:style-name="P15"/>
      <text:p text:style-name="P11"><text:span text:style-name="T4">CREATE</text:span> <text:span text:style-name="T4">DATABASE</text:span> <text:span text:style-name="T5">[</text:span>LANG<text:span text:style-name="T5">]</text:span></text:p>
      <text:p text:style-name="P14">GO</text:p>
      <text:p text:style-name="P15"/>
      <text:p text:style-name="P11"><text:span text:style-name="T4">CREATE</text:span> LOGIN <text:span text:style-name="T5">[</text:span>langlib_user<text:span text:style-name="T5">]</text:span> <text:span text:style-name="T4">WITH</text:span> <text:span text:style-name="T4">PASSWORD</text:span><text:span text:style-name="T5">=</text:span>N<text:span text:style-name="T6">'VPKSoft'</text:span><text:span text:style-name="T5">,</text:span> DEFAULT_DATABASE<text:span text:style-name="T5">=[</text:span>LANG<text:span text:style-name="T5">],</text:span> CHECK_EXPIRATION<text:span text:style-name="T5">=</text:span><text:span text:style-name="T4">OFF</text:span><text:span text:style-name="T5">,</text:span> CHECK_POLICY<text:span text:style-name="T5">=</text:span><text:span text:style-name="T4">OFF</text:span></text:p>
      <text:p text:style-name="P14">GO</text:p>
      <text:p text:style-name="P15"/>
      <text:p text:style-name="P11"><text:span text:style-name="T4">USE</text:span> <text:span text:style-name="T5">[</text:span>LANG<text:span text:style-name="T5">]</text:span></text:p>
      <text:p text:style-name="P14">GO</text:p>
      <text:p text:style-name="P11"><text:span text:style-name="T4">CREATE</text:span> <text:span text:style-name="T11">USER</text:span> <text:span text:style-name="T5">[</text:span>langlib_user<text:span text:style-name="T5">]</text:span> <text:span text:style-name="T4">FOR</text:span> LOGIN <text:span text:style-name="T5">[</text:span>langlib_user<text:span text:style-name="T5">]</text:span></text:p>
      <text:p text:style-name="P14">GO</text:p>
      <text:p text:style-name="P15"/>
      <text:p text:style-name="P11"><text:span text:style-name="T4">EXEC</text:span> sp_addrolemember N<text:span text:style-name="T6">'db_datareader'</text:span><text:span text:style-name="T5">,</text:span> N<text:span text:style-name="T6">'langlib_user'</text:span></text:p>
      <text:p text:style-name="P14">GO</text:p>
      <text:p text:style-name="P11"><text:span text:style-name="T4">EXEC</text:span> sp_addrolemember N<text:span text:style-name="T6">'db_datawriter'</text:span><text:span text:style-name="T5">,</text:span> N<text:span text:style-name="T6">'langlib_user'</text:span></text:p>
      <text:p text:style-name="P14">GO</text:p>
      <text:p text:style-name="P15"/>
      <text:p text:style-name="P11"><text:span text:style-name="T4">GRANT</text:span> <text:span text:style-name="T4">CREATE</text:span> <text:span text:style-name="T4">TABLE</text:span> <text:span text:style-name="T4">TO</text:span> <text:span text:style-name="T5">[</text:span>langlib_user<text:span text:style-name="T5">]</text:span></text:p>
      <text:p text:style-name="P14">GO</text:p>
      <text:p text:style-name="P15"/>
      <text:p text:style-name="P11"><text:span text:style-name="T4">GRANT</text:span> <text:span text:style-name="T4">ALTER</text:span> <text:span text:style-name="T4">ON</text:span> <text:span text:style-name="T4">Schema</text:span> <text:span text:style-name="T5">::</text:span> <text:span text:style-name="T5">[</text:span>dbo<text:span text:style-name="T5">]</text:span> <text:span text:style-name="T4">TO</text:span> <text:span text:style-name="T5">[</text:span>langlib_user<text:span text:style-name="T5">]</text:span></text:p>
      <text:p text:style-name="P13"><text:span text:style-name="T10">GO</text:span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h text:style-name="P4" text:outline-level="1"><text:bookmark-start text:name="__RefHeading___Toc405_585974467"/><text:soft-page-break/>SQLite database<text:bookmark-end text:name="__RefHeading___Toc405_585974467"/></text:h>
      <text:p text:style-name="Text_20_body">It's recommended that you replace the password to something else than 'VPKSoft' and by the way, I'm not that much of an idiot to use that password for anything than testing <text:s text:c="5"/>…</text:p>
      <text:p text:style-name="Text_20_body"/>
      <text:p text:style-name="P12">-- SQLite database ---------------------------------------</text:p>
      <text:p text:style-name="P12">----------------------------------------------------------</text:p>
      <text:p text:style-name="P17">-- No creation needed</text:p>
      <text:p text:style-name="P17"/>
      <text:p text:style-name="P16">Hehee, isn't this SQLite database just fun <text:s text:c="3"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paragraph-properties fo:text-align="end"/>
    </style:style>
    <style:style style:name="MP4" style:family="paragraph" style:parent-style-name="Standard" style:master-page-name="">
      <loext:graphic-properties draw:fill="none"/>
      <style:paragraph-properties fo:margin-left="-1cm" fo:margin-right="0cm" fo:line-height="100%" fo:text-align="end" style:justify-single-word="false" fo:text-indent="0cm" style:auto-text-indent="false" style:page-number="auto"/>
      <style:text-properties officeooo:paragraph-rsid="000ba942"/>
    </style:style>
    <style:style style:name="MP5" style:family="paragraph">
      <style:paragraph-properties fo:text-align="center"/>
    </style:style>
    <style:style style:name="MT1" style:family="text">
      <style:text-properties style:font-name="Liberation Serif" fo:font-size="14pt" fo:font-style="normal" fo:font-weight="normal" style:font-size-asian="14pt" style:font-style-asian="normal" style:font-weight-asian="normal"/>
    </style:style>
    <style:style style:name="MT2" style:family="text">
      <style:text-properties style:font-name="Liberation Serif" fo:font-size="14pt" style:font-size-asian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width="0.101cm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99cm" fo:margin-left="0cm" fo:margin-right="0cm" fo:margin-bottom="0.499cm" style:dynamic-spacing="false" draw:fill="none"/>
      </style:header-style>
      <style:footer-style>
        <style:header-footer-properties svg:height="0.801cm" fo:margin-left="0cm" fo:margin-right="0cm" fo:margin-top="0cm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-0.023cm" svg:y="-0.619cm" svg:width="9.393cm" svg:height="2.064cm" draw:z-index="4"><draw:image xlink:href="Pictures/10000201000001630000004E0223B64E.png" xlink:type="simple" xlink:show="embed" xlink:actuate="onLoad"/></draw:frame><draw:rect text:anchor-type="paragraph" draw:z-index="9" draw:style-name="Mgr1" draw:text-style-name="MP1" svg:width="17.507cm" svg:height="2.25cm" svg:x="-0.243cm" svg:y="-0.714cm"><text:p/></draw:rect><draw:frame text:anchor-type="paragraph" draw:z-index="19" draw:style-name="Mgr2" draw:text-style-name="MP3" svg:width="6.637cm" svg:height="1.456cm" svg:x="10.308cm" svg:y="-0.273cm"><draw:text-box><text:p text:style-name="MP2">VPKSoft</text:p><text:p text:style-name="MP2">17.09.2015</text:p></draw:text-box></draw:frame></text:p>
      </style:header>
      <style:footer>
        <text:p text:style-name="MP4"><draw:line text:anchor-type="paragraph" draw:z-index="14" draw:style-name="Mgr3" draw:text-style-name="MP5" svg:x1="0.044cm" svg:y1="0.854cm" svg:x2="17.198cm" svg:y2="0.854cm"><text:p/></draw:line><draw:line text:anchor-type="paragraph" draw:z-index="24" draw:style-name="Mgr3" draw:text-style-name="MP5" svg:x1="16.034cm" svg:y1="0.903cm" svg:x2="16.034cm" svg:y2="0.062cm"><text:p/></draw:line><text:span text:style-name="MT1">Copyright ©</text:span><text:span text:style-name="MT2"> VPKSoft <text:s/>2015<text:tab/></text:span><text:a xlink:type="simple" xlink:href="http://www.vpksoft.net/" text:style-name="Internet_20_link" text:visited-style-name="Visited_20_Internet_20_Link"><text:span text:style-name="MT1">http://www.vpksoft.net</text:span></text:a><text:span text:style-name="MT1"><text:tab/></text:span><text:a xlink:type="simple" xlink:href="mailto:vpksoft@vpksoft.net" text:style-name="Internet_20_link" text:visited-style-name="Visited_20_Internet_20_Link"><text:span text:style-name="MT1">vpksoft@vpksoft.net</text:span></text:a><text:span text:style-name="MT1"><text:tab/></text:span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1:47.988000000</meta:creation-date>
    <dc:date>2015-09-17T20:54:46.655000000</dc:date>
    <meta:editing-duration>PT42M54S</meta:editing-duration>
    <meta:editing-cycles>14</meta:editing-cycles>
    <meta:generator>LibreOffice/5.0.0.5$Windows_x86 LibreOffice_project/1b1a90865e348b492231e1c451437d7a15bb262b</meta:generator>
    <meta:print-date>2015-05-27T18:47:24.798000000</meta:print-date>
    <meta:document-statistic meta:table-count="0" meta:image-count="6" meta:object-count="0" meta:page-count="5" meta:paragraph-count="44" meta:word-count="280" meta:character-count="2036" meta:non-whitespace-character-count="1776"/>
  </office:meta>
</office:document-meta>
</file>